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style:text-underline-style="none" fo:font-weight="bold" officeooo:rsid="0000afcb" officeooo:paragraph-rsid="0041f66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egoe UI" fo:font-size="10pt" style:text-underline-style="none" fo:font-weight="bold" officeooo:rsid="0000afcb" officeooo:paragraph-rsid="0047092b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text-properties officeooo:paragraph-rsid="002bae63"/>
    </style:style>
    <style:style style:name="P36" style:family="paragraph" style:parent-style-name="Standard" style:list-style-name="L1">
      <style:text-properties officeooo:paragraph-rsid="002fad1b"/>
    </style:style>
    <style:style style:name="P3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5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4a1461" officeooo:paragraph-rsid="004a1461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5">
      <style:text-properties style:font-name="Segoe UI" fo:font-size="10pt" fo:font-style="normal" style:text-underline-style="none" fo:font-weight="normal" officeooo:rsid="003eb0d8" officeooo:paragraph-rsid="003eb0d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Standard" style:list-style-name="L13">
      <style:text-properties style:font-name="Segoe UI" fo:font-size="10pt" style:text-underline-style="none" fo:font-weight="bold" officeooo:rsid="0000afcb" officeooo:paragraph-rsid="004516ab" style:font-size-asian="10pt" style:font-weight-asian="bold" style:font-size-complex="10pt" style:font-weight-complex="bold"/>
    </style:style>
    <style:style style:name="P72" style:family="paragraph" style:parent-style-name="Standard" style:list-style-name="L3"/>
    <style:style style:name="P73" style:family="paragraph" style:parent-style-name="Standard" style:list-style-name="L3">
      <style:text-properties officeooo:paragraph-rsid="00283fb8"/>
    </style:style>
    <style:style style:name="P74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5" style:family="paragraph" style:parent-style-name="Standard" style:list-style-name="L8">
      <style:text-properties officeooo:paragraph-rsid="002bae63"/>
    </style:style>
    <style:style style:name="P76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47092b" style:font-style-asian="normal" style:font-style-complex="normal"/>
    </style:style>
    <style:style style:name="P77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8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79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80" style:family="paragraph" style:parent-style-name="Standard" style:list-style-name="L8">
      <style:text-properties fo:font-style="normal" style:text-underline-style="none" officeooo:rsid="002bae63" officeooo:paragraph-rsid="0047092b" style:font-style-asian="normal" style:font-style-complex="normal"/>
    </style:style>
    <style:style style:name="P81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82" style:family="paragraph" style:parent-style-name="Standard" style:list-style-name="L9">
      <style:text-properties officeooo:paragraph-rsid="002bae63"/>
    </style:style>
    <style:style style:name="P83" style:family="paragraph" style:parent-style-name="Standard" style:list-style-name="L11">
      <style:text-properties officeooo:paragraph-rsid="002fad1b"/>
    </style:style>
    <style:style style:name="P84" style:family="paragraph" style:parent-style-name="Standard" style:list-style-name="L11">
      <style:text-properties officeooo:paragraph-rsid="004516a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60897"/>
    </style:style>
    <style:style style:name="T23" style:family="text">
      <style:text-properties style:text-underline-style="none" officeooo:rsid="0006403f"/>
    </style:style>
    <style:style style:name="T24" style:family="text">
      <style:text-properties style:text-underline-style="none" officeooo:rsid="00067cd3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officeooo:rsid="000e69cb"/>
    </style:style>
    <style:style style:name="T27" style:family="text">
      <style:text-properties style:text-underline-style="none" officeooo:rsid="00101041"/>
    </style:style>
    <style:style style:name="T28" style:family="text">
      <style:text-properties style:text-underline-style="none" officeooo:rsid="0011bad6"/>
    </style:style>
    <style:style style:name="T29" style:family="text">
      <style:text-properties style:text-underline-style="none" officeooo:rsid="0009e6a9"/>
    </style:style>
    <style:style style:name="T30" style:family="text">
      <style:text-properties style:text-underline-style="none" officeooo:rsid="00127e04"/>
    </style:style>
    <style:style style:name="T31" style:family="text">
      <style:text-properties style:text-underline-style="none" officeooo:rsid="0014545f"/>
    </style:style>
    <style:style style:name="T32" style:family="text">
      <style:text-properties style:text-underline-style="none" officeooo:rsid="001982d8"/>
    </style:style>
    <style:style style:name="T33" style:family="text">
      <style:text-properties style:text-underline-style="none" officeooo:rsid="001b6952"/>
    </style:style>
    <style:style style:name="T34" style:family="text">
      <style:text-properties style:text-underline-style="none" officeooo:rsid="001f01e6"/>
    </style:style>
    <style:style style:name="T35" style:family="text">
      <style:text-properties style:text-underline-style="none" officeooo:rsid="0020d0e9"/>
    </style:style>
    <style:style style:name="T36" style:family="text">
      <style:text-properties style:text-underline-style="none" officeooo:rsid="002bae63"/>
    </style:style>
    <style:style style:name="T37" style:family="text">
      <style:text-properties style:text-underline-style="none" officeooo:rsid="002fad1b"/>
    </style:style>
    <style:style style:name="T38" style:family="text">
      <style:text-properties style:text-underline-style="none" officeooo:rsid="00312a45"/>
    </style:style>
    <style:style style:name="T39" style:family="text">
      <style:text-properties style:text-underline-style="none" officeooo:rsid="004516ab"/>
    </style:style>
    <style:style style:name="T40" style:family="text">
      <style:text-properties style:text-underline-style="none" officeooo:rsid="004af58a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4e78f" style:font-style-asian="italic" style:font-style-complex="italic"/>
    </style:style>
    <style:style style:name="T44" style:family="text">
      <style:text-properties fo:font-style="italic" officeooo:rsid="002d8daf" style:font-style-asian="italic" style:font-style-complex="italic"/>
    </style:style>
    <style:style style:name="T45" style:family="text">
      <style:text-properties fo:color="#000000" fo:font-size="12pt" fo:font-style="normal" style:font-size-asian="12pt" style:font-style-asian="normal"/>
    </style:style>
    <style:style style:name="T46" style:family="text">
      <style:text-properties fo:color="#000000" fo:font-size="12pt" fo:font-style="normal" officeooo:rsid="0002d49d" style:font-size-asian="12pt" style:font-style-asian="normal"/>
    </style:style>
    <style:style style:name="T47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8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9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1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2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4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5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6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8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9" style:family="text">
      <style:text-properties officeooo:rsid="00060897"/>
    </style:style>
    <style:style style:name="T60" style:family="text">
      <style:text-properties officeooo:rsid="0006403f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0a28b0" style:font-weight-asian="bold" style:font-weight-complex="bold"/>
    </style:style>
    <style:style style:name="T63" style:family="text">
      <style:text-properties fo:font-weight="bold" officeooo:rsid="0024e78f" style:font-weight-asian="bold" style:font-weight-complex="bold"/>
    </style:style>
    <style:style style:name="T64" style:family="text">
      <style:text-properties fo:font-weight="bold" officeooo:rsid="002d8daf" style:font-weight-asian="bold" style:font-weight-complex="bold"/>
    </style:style>
    <style:style style:name="T65" style:family="text">
      <style:text-properties fo:font-weight="bold" officeooo:rsid="00158aca" style:font-weight-asian="bold" style:font-weight-complex="bold"/>
    </style:style>
    <style:style style:name="T66" style:family="text">
      <style:text-properties officeooo:rsid="00067cd3"/>
    </style:style>
    <style:style style:name="T67" style:family="text">
      <style:text-properties officeooo:rsid="000a28b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127e04" style:font-weight-asian="normal" style:font-weight-complex="normal"/>
    </style:style>
    <style:style style:name="T70" style:family="text">
      <style:text-properties fo:font-weight="normal" officeooo:rsid="00158aca" style:font-weight-asian="normal" style:font-weight-complex="normal"/>
    </style:style>
    <style:style style:name="T71" style:family="text">
      <style:text-properties fo:font-weight="normal" officeooo:rsid="0016018e" style:font-weight-asian="normal" style:font-weight-complex="normal"/>
    </style:style>
    <style:style style:name="T72" style:family="text">
      <style:text-properties fo:font-weight="normal" officeooo:rsid="001d6521" style:font-weight-asian="normal" style:font-weight-complex="normal"/>
    </style:style>
    <style:style style:name="T73" style:family="text">
      <style:text-properties fo:font-weight="normal" officeooo:rsid="00345374" style:font-weight-asian="normal" style:font-weight-complex="normal"/>
    </style:style>
    <style:style style:name="T74" style:family="text">
      <style:text-properties fo:font-weight="normal" officeooo:rsid="0047092b" style:font-weight-asian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347db8" style:font-style-asian="normal" style:font-style-complex="normal"/>
    </style:style>
    <style:style style:name="T77" style:family="text">
      <style:text-properties fo:font-style="normal" officeooo:rsid="0014545f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0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solid" style:text-underline-width="auto" style:text-underline-color="font-color" fo:font-weight="normal" officeooo:rsid="00347db8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solid" style:text-underline-width="auto" style:text-underline-color="font-color" fo:font-weight="normal" officeooo:rsid="0014545f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style:font-style-asian="normal" style:font-style-complex="normal"/>
    </style:style>
    <style:style style:name="T8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45374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47db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14545f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516ab" style:font-style-asian="normal" style:font-weight-asian="normal" style:font-style-complex="normal" style:font-weight-complex="normal"/>
    </style:style>
    <style:style style:name="T95" style:family="text">
      <style:text-properties officeooo:rsid="00127e04"/>
    </style:style>
    <style:style style:name="T96" style:family="text">
      <style:text-properties officeooo:rsid="0016018e"/>
    </style:style>
    <style:style style:name="T97" style:family="text">
      <style:text-properties officeooo:rsid="001982d8"/>
    </style:style>
    <style:style style:name="T98" style:family="text">
      <style:text-properties officeooo:rsid="0024e78f"/>
    </style:style>
    <style:style style:name="T99" style:family="text">
      <style:text-properties officeooo:rsid="00264f91"/>
    </style:style>
    <style:style style:name="T100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Segoe UI" fo:font-size="10pt" fo:font-style="normal" style:text-underline-style="none" fo:font-weight="normal" officeooo:rsid="004516ab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Segoe UI" fo:font-size="10pt" fo:font-style="normal" style:text-underline-style="none" fo:font-weight="normal" officeooo:rsid="0047092b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13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14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15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16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21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22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23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24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5" style:family="text">
      <style:text-properties style:font-name="Segoe UI" fo:font-size="10pt" fo:font-style="italic" fo:font-weight="normal" officeooo:rsid="00158aca" style:font-size-asian="10pt" style:font-style-asian="italic" style:font-weight-asian="normal" style:font-size-complex="10pt" style:font-style-complex="italic" style:font-weight-complex="normal"/>
    </style:style>
    <style:style style:name="T126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27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28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33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style:text-underline-style="none" fo:font-weight="normal" officeooo:rsid="004516ab" style:font-size-asian="10pt" style:font-weight-asian="normal" style:font-size-complex="10pt" style:font-weight-complex="normal"/>
    </style:style>
    <style:style style:name="T135" style:family="text">
      <style:text-properties style:font-name="Segoe UI" fo:font-size="10pt" style:text-underline-style="none" fo:font-weight="normal" officeooo:rsid="0047092b" style:font-size-asian="10pt" style:font-weight-asian="normal" style:font-size-complex="10pt" style:font-weight-complex="normal"/>
    </style:style>
    <style:style style:name="T136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37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38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39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40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41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42" style:family="text">
      <style:text-properties style:font-name="Segoe UI" fo:font-size="10pt" style:text-underline-style="solid" style:text-underline-width="auto" style:text-underline-color="font-color" fo:font-weight="normal" officeooo:rsid="00158aca" style:font-size-asian="10pt" style:font-weight-asian="normal" style:font-size-complex="10pt" style:font-weight-complex="normal"/>
    </style:style>
    <style:style style:name="T143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44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45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46" style:family="text">
      <style:text-properties style:font-name="Segoe UI" fo:font-size="10pt" fo:font-weight="normal" officeooo:rsid="00158aca" style:font-size-asian="10pt" style:font-weight-asian="normal" style:font-size-complex="10pt" style:font-weight-complex="normal"/>
    </style:style>
    <style:style style:name="T147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48" style:family="text">
      <style:text-properties style:font-name="Segoe UI" fo:font-size="10pt" fo:font-weight="bold" officeooo:rsid="00158aca" style:font-size-asian="10pt" style:font-weight-asian="bold" style:font-size-complex="10pt" style:font-weight-complex="bold"/>
    </style:style>
    <style:style style:name="T149" style:family="text">
      <style:text-properties officeooo:rsid="002d8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5">Pre-condizioni </text:span><text:span text:style-name="T46">generali </text:span><text:span text:style-name="T45">: </text:span><text:span text:style-name="T50">L’attore è identificato con un’istanza </text:span><text:span text:style-name="T56">ch</text:span><text:span text:style-name="T52"> di Chef</text:span><text:span text:style-name="T49"> ed esiste almeno un’</text:span><text:span text:style-name="T55">istanza di</text:span><text:span text:style-name="T49"> </text:span><text:span text:style-name="T55">E</text:span><text:span text:style-name="T49">vento </text:span><text:span text:style-name="T58">e</text:span><text:span text:style-name="T54"> tale che </text:span><text:span text:style-name="T58">e</text:span><text:span text:style-name="T54"> </text:span><text:span text:style-name="T48">è</text:span><text:span text:style-name="T54"> </text:span><text:span text:style-name="T47">assegnato a</text:span><text:span text:style-name="T53"> </text:span><text:span text:style-name="T57">ch</text:span><text:span text:style-name="T54"> </text:span><text:span text:style-name="T51">in</text:span><text:span text:style-name="T49"> corso affidatogli.</text:span></text:p>
      <text:p text:style-name="P31"/>
      <text:p text:style-name="P2"/>
      <text:p text:style-name="P1"/>
      <text:p text:style-name="P1"><text:span text:style-name="T59">1</text:span>. <text:span text:style-name="T59">apriFoglioRiepilogativo</text:span>(<text:span text:style-name="T5">evento</text:span><text:span text:style-name="T26"> : Evento, </text:span><text:span text:style-name="T5">servizio</text:span><text:span text:style-name="T26"> : Servizio</text:span><text:span text:style-name="T21">)</text:span></text:p>
      <text:p text:style-name="P10"/>
      <text:p text:style-name="P16">Pre-condizioni :</text:p>
      <text:list xml:id="list3991365798" text:style-name="L1">
        <text:list-item>
          <text:p text:style-name="P37">evento<text:span text:style-name="T21"> </text:span><text:span text:style-name="T25">è assegnato a </text:span><text:span text:style-name="T41">ch</text:span></text:p>
        </text:list-item>
        <text:list-item>
          <text:p text:style-name="P38">evento<text:span text:style-name="T21"> </text:span><text:span text:style-name="T25">prevede</text:span><text:span text:style-name="T21"> </text:span>servizio</text:p>
        </text:list-item>
        <text:list-item>
          <text:p text:style-name="P42">servizio<text:span text:style-name="T21">.menu approvato = </text:span><text:span text:style-name="T40">true</text:span></text:p>
        </text:list-item>
      </text:list>
      <text:p text:style-name="P24"/>
      <text:p text:style-name="P16">Post-condizioni : </text:p>
      <text:list xml:id="list4129216821" text:style-name="L2">
        <text:list-item>
          <text:p text:style-name="P62"><text:span text:style-name="T75">Se esiste in memoria un FoglioRiepilogativo tale che </text:span><text:span text:style-name="T78">si riferisca a </text:span><text:span text:style-name="T79">servizio</text:span><text:span text:style-name="T75"> e </text:span>ch<text:span text:style-name="T75"> lo </text:span><text:span text:style-name="T78">gestisce</text:span><text:span text:style-name="T75">, è stata creata una istanza </text:span>foglio<text:span text:style-name="T75"> avente le informazioni memorizzate</text:span></text:p>
        </text:list-item>
        <text:list-item>
          <text:p text:style-name="P43">Altrimenti</text:p>
          <text:list>
            <text:list-item>
              <text:p text:style-name="P44">è stata creata una nuova istanza <text:span text:style-name="T42">foglio</text:span> di FoglioRiepilogativo</text:p>
            </text:list-item>
            <text:list-item>
              <text:p text:style-name="P63">foglio<text:span text:style-name="T75"> </text:span><text:span text:style-name="T78">si riferisce a </text:span><text:span text:style-name="T79">servizio</text:span></text:p>
            </text:list-item>
            <text:list-item>
              <text:p text:style-name="P63">ch <text:span text:style-name="T78">gestisce</text:span><text:span text:style-name="T75"> </text:span>foglio</text:p>
            </text:list-item>
            <text:list-item>
              <text:p text:style-name="P45">dato il Menù <text:span text:style-name="T42">m</text:span> <text:span text:style-name="T61">in uso in</text:span> <text:span text:style-name="T1">servizio</text:span>, per ogni Mansione di Cucina <text:span text:style-name="T42">man</text:span> che <text:span text:style-name="T61">/serve per </text:span><text:span text:style-name="T42">m</text:span></text:p>
              <text:p text:style-name="P45">è stata creata un’istanza <text:span text:style-name="T42">compito</text:span> di Compito, <text:span text:style-name="T42">compito</text:span> <text:span text:style-name="T61">realizza</text:span> <text:span text:style-name="T42">man</text:span> e <text:span text:style-name="T43">foglio</text:span><text:span text:style-name="T98"> </text:span><text:span text:style-name="T63">elenca</text:span><text:span text:style-name="T98"> </text:span><text:span text:style-name="T43">compito</text:span></text:p>
            </text:list-item>
          </text:list>
        </text:list-item>
      </text:list>
      <text:p text:style-name="P32"/>
      <text:p text:style-name="P4"/>
      <text:p text:style-name="P4"/>
      <text:p text:style-name="P4"><text:span text:style-name="T60">1a</text:span>.<text:span text:style-name="T60">1</text:span> <text:span text:style-name="T60">ripristinaFoglio</text:span>(<text:span text:style-name="T2">foglio</text:span><text:span text:style-name="T22"> : </text:span><text:span text:style-name="T23">FoglioRiepilogativo</text:span><text:span text:style-name="T21">)</text:span></text:p>
      <text:p text:style-name="P11"/>
      <text:p text:style-name="P17">Pre-condizioni :</text:p>
      <text:list xml:id="list150051824204020" text:continue-list="list3991365798" text:style-name="L1">
        <text:list-item>
          <text:p text:style-name="P46">sono stat<text:span text:style-name="T99">e</text:span> <text:span text:style-name="T99">aperte</text:span> una o più istanze di FoglioRiepilogativo comprendenti <text:span text:style-name="T1">foglio</text:span> </text:p>
        </text:list-item>
      </text:list>
      <text:p text:style-name="P25"/>
      <text:p text:style-name="P17">Post-condizioni : </text:p>
      <text:list xml:id="list3142085689" text:style-name="L3">
        <text:list-item>
          <text:p text:style-name="P55">dato il Menù <text:span text:style-name="T42">m</text:span> <text:span text:style-name="T61">in uso nel</text:span> Servizio a cui <text:span text:style-name="T61">si riferisce </text:span><text:span text:style-name="T1">foglio</text:span> </text:p>
          <text:list>
            <text:list-item>
              <text:p text:style-name="P73"><text:span text:style-name="T101">per ogni Mansione di Cucina </text:span><text:span text:style-name="T120">man</text:span><text:span text:style-name="T101"> tale che </text:span><text:span text:style-name="T120">man</text:span><text:span text:style-name="T101"> </text:span><text:span text:style-name="T112">non</text:span><text:span text:style-name="T101"> </text:span><text:span text:style-name="T112">/serve per</text:span><text:span text:style-name="T101"> </text:span><text:span text:style-name="T120">m</text:span><text:span text:style-name="T101"> e per ogni Compito </text:span><text:span text:style-name="T120">compito</text:span><text:span text:style-name="T101"> tale che </text:span><text:span text:style-name="T120">compito</text:span><text:span text:style-name="T101"> </text:span><text:span text:style-name="T112">realizza</text:span><text:span text:style-name="T101"> </text:span><text:span text:style-name="T120">man</text:span><text:span text:style-name="T101">, </text:span><text:span text:style-name="T120">compito</text:span><text:span text:style-name="T101"> è eliminato</text:span></text:p>
            </text:list-item>
            <text:list-item>
              <text:p text:style-name="P72"><text:span text:style-name="T101">per ogni Mansione di Cucina </text:span><text:span text:style-name="T120">man</text:span><text:span text:style-name="T101"> tale che </text:span><text:span text:style-name="T120">man</text:span><text:span text:style-name="T101"> </text:span><text:span text:style-name="T112">serve per</text:span><text:span text:style-name="T101"> </text:span><text:span text:style-name="T120">m</text:span><text:span text:style-name="T101"> e per ogni Compito </text:span><text:span text:style-name="T120">compito </text:span><text:span text:style-name="T101">tale che </text:span><text:span text:style-name="T120">compito</text:span><text:span text:style-name="T101"> </text:span><text:span text:style-name="T112">realizza</text:span><text:span text:style-name="T101"> </text:span><text:span text:style-name="T120">man</text:span></text:p>
              <text:list>
                <text:list-item>
                  <text:p text:style-name="P74"><text:span text:style-name="T126">compito</text:span><text:span text:style-name="T100">.stima tempo = 0</text:span></text:p>
                </text:list-item>
                <text:list-item>
                  <text:p text:style-name="P74"><text:span text:style-name="T126">compito</text:span><text:span text:style-name="T100">.da preparare = sì</text:span></text:p>
                </text:list-item>
                <text:list-item>
                  <text:p text:style-name="P74"><text:span text:style-name="T126">compito</text:span><text:span text:style-name="T100">.quantità = “”</text:span></text:p>
                </text:list-item>
                <text:list-item>
                  <text:p text:style-name="P74"><text:span text:style-name="T100">[se un Cuoco </text:span><text:span text:style-name="T126">c</text:span><text:span text:style-name="T100"> </text:span><text:span text:style-name="T111">lavora a </text:span><text:span text:style-name="T126">compito</text:span><text:span text:style-name="T100">] <text:s/>l’associazione </text:span><text:span text:style-name="T111">lavora a </text:span><text:span text:style-name="T100">tra </text:span><text:span text:style-name="T126">c</text:span><text:span text:style-name="T100"> e </text:span><text:span text:style-name="T126">compito</text:span><text:span text:style-name="T100"> è eliminata</text:span></text:p>
                </text:list-item>
                <text:list-item>
                  <text:p text:style-name="P74"><text:span text:style-name="T100">[se </text:span><text:span text:style-name="T126">compito</text:span><text:span text:style-name="T100"> </text:span><text:span text:style-name="T111">è svolto in </text:span><text:span text:style-name="T100">un TurnoDiCucina </text:span><text:span text:style-name="T126">t</text:span><text:span text:style-name="T100">] <text:s/>l’associazione </text:span><text:span text:style-name="T111">è svolto in </text:span><text:span text:style-name="T100">tra </text:span><text:span text:style-name="T126">compio </text:span><text:span text:style-name="T100">e </text:span><text:span text:style-name="T126">t</text:span><text:span text:style-name="T100"> è eliminata</text:span>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"/>
      <text:p text:style-name="P3"/>
      <text:p text:style-name="P3"/>
      <text:p text:style-name="P3"><text:soft-page-break/></text:p>
      <text:p text:style-name="P3"><text:span text:style-name="T66">2</text:span>. <text:span text:style-name="T60">aggiungiCompito</text:span>(<text:span text:style-name="T8">foglio</text:span><text:span text:style-name="T27"> : FoglioRiepilogativo, </text:span><text:span text:style-name="T14">mansione</text:span><text:span text:style-name="T27"> : </text:span><text:span text:style-name="T34">MansioneDiCucina</text:span><text:span text:style-name="T21">)</text:span></text:p>
      <text:p text:style-name="P11"/>
      <text:p text:style-name="P17">Pre-condizioni :</text:p>
      <text:list xml:id="list150053363778818" text:continue-list="list150051824204020" text:style-name="L1">
        <text:list-item>
          <text:p text:style-name="P47">sono state <text:span text:style-name="T99">aperte</text:span> una o più istanze di FoglioRiepilogativo comprendenti <text:span text:style-name="T1">foglio</text:span> </text:p>
        </text:list-item>
      </text:list>
      <text:p text:style-name="P25"/>
      <text:p text:style-name="P17">Post-condizioni : </text:p>
      <text:list xml:id="list2962084819" text:style-name="L4">
        <text:list-item>
          <text:p text:style-name="P54">è stata creata una nuova istanza <text:span text:style-name="T42">compito</text:span> di Compito</text:p>
        </text:list-item>
        <text:list-item>
          <text:p text:style-name="P64">compito<text:span text:style-name="T75"> </text:span><text:span text:style-name="T78">realizza</text:span><text:span text:style-name="T75"> </text:span><text:span text:style-name="T80">mansione</text:span></text:p>
        </text:list-item>
        <text:list-item>
          <text:p text:style-name="P67"><text:span text:style-name="T75">foglio</text:span><text:span text:style-name="T85"> </text:span><text:span text:style-name="T86">elenca</text:span><text:span text:style-name="T85"> </text:span><text:span text:style-name="T21">compito</text:span></text:p>
        </text:list-item>
      </text:list>
      <text:p text:style-name="P32"/>
      <text:p text:style-name="P32"/>
      <text:p text:style-name="P32"/>
      <text:p text:style-name="P3"><text:span text:style-name="T66">2a</text:span>.<text:span text:style-name="T66">1</text:span> <text:span text:style-name="T97">eliminaCompito</text:span>(<text:span text:style-name="T12">foglio</text:span><text:span text:style-name="T32"> : FoglioRiepilogativo, </text:span><text:span text:style-name="T12">compito</text:span><text:span text:style-name="T32"> : Compito</text:span><text:span text:style-name="T21">)</text:span></text:p>
      <text:p text:style-name="P11"/>
      <text:p text:style-name="P17">Pre-condizioni :</text:p>
      <text:list xml:id="list150052409979288" text:continue-list="list150053363778818" text:style-name="L1">
        <text:list-item>
          <text:p text:style-name="P48">sono state <text:span text:style-name="T99">aperte</text:span> una o più istanze di FoglioRiepilogativo comprendenti <text:span text:style-name="T1">foglio</text:span> </text:p>
        </text:list-item>
        <text:list-item>
          <text:p text:style-name="P68"><text:span text:style-name="T75">foglio</text:span><text:span text:style-name="T85"> </text:span><text:span text:style-name="T86">elenca</text:span><text:span text:style-name="T85"> </text:span><text:span text:style-name="T75">compito</text:span></text:p>
        </text:list-item>
      </text:list>
      <text:p text:style-name="P25"/>
      <text:p text:style-name="P17">Post-condizioni : </text:p>
      <text:list xml:id="list2768346330" text:style-name="L5">
        <text:list-item>
          <text:p text:style-name="P56">la relazione <text:span text:style-name="T61">elenca</text:span> tra <text:span text:style-name="T1">foglio</text:span> e <text:span text:style-name="T1">compito</text:span> è eliminata</text:p>
        </text:list-item>
        <text:list-item>
          <text:p text:style-name="P56">[se <text:span text:style-name="T1">compito</text:span> <text:span text:style-name="T61">è svolto in </text:span>un TurnoDiCucina <text:span text:style-name="T42">turno</text:span>] la relazione <text:span text:style-name="T61">è svolto in</text:span> tra <text:span text:style-name="T1">compito</text:span> e <text:span text:style-name="T42">turno</text:span> è eliminata</text:p>
        </text:list-item>
        <text:list-item>
          <text:p text:style-name="P39">compito<text:span text:style-name="T21"> è eliminato</text:span></text:p>
        </text:list-item>
      </text:list>
      <text:p text:style-name="P32"/>
      <text:p text:style-name="P3"/>
      <text:p text:style-name="P3"><text:span text:style-name="T66">3</text:span>. <text:span text:style-name="T66">ordinaCompiti</text:span>(<text:span text:style-name="T9">foglio</text:span><text:span text:style-name="T28"> : FoglioRiepilogativo, </text:span><text:span text:style-name="T29">ordinamento</text:span><text:span text:style-name="T21">)</text:span></text:p>
      <text:p text:style-name="P11"/>
      <text:p text:style-name="P17">Pre-condizioni :</text:p>
      <text:list xml:id="list150052113462517" text:continue-list="list150052409979288" text:style-name="L1">
        <text:list-item>
          <text:p text:style-name="P49">sono state <text:span text:style-name="T99">aperte</text:span> una o più istanze di FoglioRiepilogativo comprendenti <text:span text:style-name="T1">foglio</text:span> </text:p>
        </text:list-item>
      </text:list>
      <text:p text:style-name="P25"/>
      <text:p text:style-name="P17">Post-condizioni : </text:p>
      <text:list xml:id="list1707672507" text:style-name="L6">
        <text:list-item>
          <text:p text:style-name="P57">l’associazione <text:span text:style-name="T62">elenca</text:span><text:span text:style-name="T67"> fra </text:span><text:span text:style-name="T4">foglio</text:span><text:span text:style-name="T67"> ed i Compiti è modificata in accordo a </text:span><text:span text:style-name="T4">ordinamento</text:span></text:p>
        </text:list-item>
      </text:list>
      <text:p text:style-name="P32"/>
      <text:p text:style-name="P32"/>
      <text:p text:style-name="P6"><text:span text:style-name="T95">4</text:span>. <text:span text:style-name="T95">consultaTabelloneTurni</text:span>(<text:span text:style-name="T21">)</text:span></text:p>
      <text:p text:style-name="P13"/>
      <text:p text:style-name="P19">Pre-condizioni : <text:span text:style-name="T69">assenti, potrebbe essere eseguita in qualsiasi momento / UC</text:span></text:p>
      <text:p text:style-name="P19">Post-condizioni : <text:span text:style-name="T69">assenti, è un’interrogazione al sistema</text:span></text:p>
      <text:p text:style-name="P32"/>
      <text:p text:style-name="P3"/>
      <text:p text:style-name="P3"/>
      <text:p text:style-name="P3"/>
      <text:p text:style-name="P3"/>
      <text:p text:style-name="P3"/>
      <text:p text:style-name="P3"><text:soft-page-break/><text:span text:style-name="T95">5</text:span>. <text:span text:style-name="T66">assegnaCompito</text:span>(<text:span text:style-name="T11">foglio</text:span><text:span text:style-name="T31"> : FoglioRiepilogativo, </text:span><text:span text:style-name="T10">compito</text:span><text:span text:style-name="T30"> : Compito, </text:span><text:span text:style-name="T10">turno</text:span><text:span text:style-name="T30"> : TurnoDiCucina, </text:span><text:span text:style-name="T10">cuoco?</text:span><text:span text:style-name="T30"> : Cuoco, </text:span><text:span text:style-name="T15">stimaT</text:span><text:span text:style-name="T10">empo?</text:span><text:span text:style-name="T30"> : minuti, </text:span><text:span text:style-name="T10">quantità?</text:span><text:span text:style-name="T30"> : </text:span><text:span text:style-name="T35">testo</text:span><text:span text:style-name="T21">)</text:span></text:p>
      <text:p text:style-name="P11"/>
      <text:p text:style-name="P17">Pre-condizioni :</text:p>
      <text:list xml:id="list150053339558548" text:continue-list="list150052113462517" text:style-name="L1">
        <text:list-item>
          <text:p text:style-name="P50">sono state <text:span text:style-name="T99">aperte</text:span> una o più istanze di FoglioRiepilogativo comprendenti <text:span text:style-name="T1">foglio</text:span> </text:p>
        </text:list-item>
        <text:list-item>
          <text:p text:style-name="P69"><text:span text:style-name="T75">foglio</text:span><text:span text:style-name="T85"> </text:span><text:span text:style-name="T86">elenca</text:span><text:span text:style-name="T85"> </text:span><text:span text:style-name="T75">compito</text:span></text:p>
        </text:list-item>
      </text:list>
      <text:p text:style-name="P25"/>
      <text:p text:style-name="P23">Post-condizioni : <text:span text:style-name="T70">se </text:span><text:span text:style-name="T6">turno</text:span><text:span text:style-name="T71">.</text:span><text:span text:style-name="T72">stato temporale != passato, </text:span><text:span text:style-name="T73"><text:s/></text:span><text:span text:style-name="T7">turno</text:span><text:span text:style-name="T73">.completo <text:s/>= no</text:span></text:p>
      <text:p text:style-name="P23"><text:span text:style-name="T74">e </text:span><text:span text:style-name="T70"><text:s/></text:span><text:span text:style-name="T73">[ </text:span><text:span text:style-name="T6">cuoco</text:span><text:span text:style-name="T71"> non è specificato oppure </text:span><text:span text:style-name="T6">cuoco</text:span><text:span text:style-name="T71"> </text:span><text:span text:style-name="T96">è disponibile in</text:span><text:span text:style-name="T71"> </text:span><text:span text:style-name="T6">turno</text:span><text:span text:style-name="T71"> </text:span><text:span text:style-name="T73">] </text:span></text:p>
      <text:list xml:id="list3309690418" text:style-name="L7">
        <text:list-item>
          <text:p text:style-name="P65"><text:span text:style-name="T68">ch</text:span><text:span text:style-name="T88"> </text:span><text:span text:style-name="T75">attribuisce</text:span><text:span text:style-name="T88"> </text:span><text:span text:style-name="T81">compito</text:span></text:p>
        </text:list-item>
        <text:list-item>
          <text:p text:style-name="P70"><text:span text:style-name="T88">compito</text:span><text:span text:style-name="T87"> </text:span><text:span text:style-name="T85">è svolto in</text:span><text:span text:style-name="T87"> </text:span><text:span text:style-name="T88">turno</text:span></text:p>
        </text:list-item>
        <text:list-item>
          <text:p text:style-name="P66"><text:span text:style-name="T88">[se è specificato un </text:span><text:span text:style-name="T81">cuoco</text:span><text:span text:style-name="T88">] <text:s/></text:span><text:span text:style-name="T81">cuoco</text:span><text:span text:style-name="T88"> </text:span><text:span text:style-name="T75">lavora a </text:span><text:span text:style-name="T81">compito</text:span></text:p>
        </text:list-item>
        <text:list-item>
          <text:p text:style-name="P66"><text:span text:style-name="T88">[se è specificato un </text:span><text:span text:style-name="T81">tempo</text:span><text:span text:style-name="T88">] <text:s/></text:span><text:span text:style-name="T81">compito</text:span><text:span text:style-name="T88">.</text:span><text:span text:style-name="T90">stima tempo</text:span><text:span text:style-name="T88"> = </text:span><text:span text:style-name="T82">stimaT</text:span><text:span text:style-name="T81">empo</text:span></text:p>
        </text:list-item>
        <text:list-item>
          <text:p text:style-name="P66"><text:span text:style-name="T88">[se è specificata una </text:span><text:span text:style-name="T81">quantità</text:span><text:span text:style-name="T88">] <text:s/></text:span><text:span text:style-name="T81">compito</text:span><text:span text:style-name="T88">.</text:span><text:span text:style-name="T89">quantità =</text:span><text:span text:style-name="T75"> </text:span><text:span text:style-name="T81">quantità</text:span></text:p>
        </text:list-item>
      </text:list>
      <text:p text:style-name="P34"/>
      <text:p text:style-name="P32"/>
      <text:p text:style-name="P32"/>
      <text:p text:style-name="P7"><text:span text:style-name="T95">5a</text:span>.<text:span text:style-name="T66">1</text:span> <text:span text:style-name="T66">modificaCuoco</text:span>(<text:span text:style-name="T11">foglio</text:span><text:span text:style-name="T31"> : FoglioRiepilogativo, </text:span><text:span text:style-name="T10">compito</text:span><text:span text:style-name="T30"> : Compito, </text:span><text:span text:style-name="T10">cuoco?</text:span><text:span text:style-name="T30"> : Cuoco</text:span><text:span text:style-name="T21">)</text:span></text:p>
      <text:p text:style-name="P11"/>
      <text:p text:style-name="P17">Pre-condizioni :</text:p>
      <text:list xml:id="list150052216484397" text:continue-list="list150053339558548" text:style-name="L1">
        <text:list-item>
          <text:p text:style-name="P51">sono state <text:span text:style-name="T99">aperte</text:span> una o più istanze di FoglioRiepilogativo comprendenti <text:span text:style-name="T1">foglio</text:span> </text:p>
        </text:list-item>
        <text:list-item>
          <text:p text:style-name="P35"><text:span text:style-name="T117">foglio</text:span><text:span text:style-name="T103"> </text:span><text:span text:style-name="T114">elenca</text:span><text:span text:style-name="T103"> </text:span><text:span text:style-name="T117">compito</text:span></text:p>
        </text:list-item>
      </text:list>
      <text:p text:style-name="P28"/>
      <text:p text:style-name="P20">Post-condizioni :</text:p>
      <text:list xml:id="list2076632069" text:style-name="L8">
        <text:list-item>
          <text:p text:style-name="P76"><text:span text:style-name="T126">se </text:span><text:span text:style-name="T143">cuoco</text:span><text:span text:style-name="T126"> non è specificato</text:span></text:p>
          <text:list>
            <text:list-item>
              <text:p text:style-name="P80"><text:span text:style-name="T146">[se un cuoco </text:span><text:span text:style-name="T125">cuoco</text:span><text:span text:style-name="T146"> </text:span><text:span text:style-name="T148">lavora a </text:span><text:span text:style-name="T142">compito</text:span><text:span text:style-name="T146">] <text:s/>la relazione </text:span><text:span text:style-name="T148">lavora a </text:span><text:span text:style-name="T146">tra </text:span><text:span text:style-name="T125">cuoco</text:span><text:span text:style-name="T146"> e </text:span><text:span text:style-name="T142">compito</text:span><text:span text:style-name="T146"> è eliminata</text:span></text:p>
            </text:list-item>
          </text:list>
        </text:list-item>
        <text:list-item>
          <text:p text:style-name="P75"><text:span text:style-name="T127">se </text:span><text:span text:style-name="T139">cuoco</text:span><text:span text:style-name="T128"> è specificato </text:span><text:span text:style-name="T134">e</text:span><text:span text:style-name="T132"> </text:span><text:span text:style-name="T134">[ non </text:span><text:span text:style-name="T129">esiste un TurnoDiCucina </text:span><text:span text:style-name="T121">turno</text:span><text:span text:style-name="T102"> tale che </text:span><text:span text:style-name="T116">compito</text:span><text:span text:style-name="T102"> </text:span><text:span text:style-name="T113">è svolto in</text:span><text:span text:style-name="T102"> </text:span><text:span text:style-name="T121">turno</text:span><text:span text:style-name="T102"> </text:span><text:span text:style-name="T109">oppure</text:span><text:span text:style-name="T102"> </text:span><text:span text:style-name="T116">cuoco</text:span><text:span text:style-name="T102"> </text:span><text:span text:style-name="T113">è disponibile in</text:span><text:span text:style-name="T102"> </text:span><text:span text:style-name="T121">turno </text:span><text:span text:style-name="T108">]</text:span></text:p>
          <text:list>
            <text:list-item>
              <text:p text:style-name="P81"><text:span text:style-name="T143">[se un cuoco </text:span><text:span text:style-name="T124">cuoco</text:span><text:span text:style-name="T143"> </text:span><text:span text:style-name="T147">lavora a </text:span><text:span text:style-name="T138">compito</text:span><text:span text:style-name="T143">] <text:s/>la relazione </text:span><text:span text:style-name="T147">lavora a </text:span><text:span text:style-name="T143">tra </text:span><text:span text:style-name="T124">cuoco</text:span><text:span text:style-name="T143"> e </text:span><text:span text:style-name="T138">compito</text:span><text:span text:style-name="T143"> è eliminata</text:span></text:p>
            </text:list-item>
            <text:list-item>
              <text:p text:style-name="P77"><text:span text:style-name="T143">cuoco</text:span><text:span text:style-name="T126"> </text:span><text:span text:style-name="T136">lavora a </text:span><text:span text:style-name="T143">compito</text:span></text:p>
            </text:list-item>
          </text:list>
        </text:list-item>
      </text:list>
      <text:p text:style-name="P26"/>
      <text:p text:style-name="P26"/>
      <text:p text:style-name="P8"><text:span text:style-name="T95">5b</text:span>.<text:span text:style-name="T66">1</text:span> <text:span text:style-name="T66">modificaTurnoDiCucina</text:span>(<text:span text:style-name="T11">foglio</text:span><text:span text:style-name="T31"> : FoglioRiepilogativo, </text:span><text:span text:style-name="T10">compito</text:span><text:span text:style-name="T30"> : Compito, </text:span><text:span text:style-name="T16">turno</text:span><text:span text:style-name="T10">?</text:span><text:span text:style-name="T30"> : </text:span><text:span text:style-name="T36">TurnoDiCucina</text:span><text:span text:style-name="T21">)</text:span></text:p>
      <text:p text:style-name="P14"/>
      <text:p text:style-name="P20">Pre-condizioni :</text:p>
      <text:list xml:id="list150052180854186" text:continue-list="list150052216484397" text:style-name="L1">
        <text:list-item>
          <text:p text:style-name="P52">sono state <text:span text:style-name="T99">aperte</text:span> una o più istanze di FoglioRiepilogativo comprendenti <text:span text:style-name="T1">foglio</text:span> </text:p>
        </text:list-item>
        <text:list-item>
          <text:p text:style-name="P35"><text:span text:style-name="T117">foglio</text:span><text:span text:style-name="T103"> </text:span><text:span text:style-name="T114">elenca</text:span><text:span text:style-name="T103"> </text:span><text:span text:style-name="T117">compito</text:span></text:p>
        </text:list-item>
      </text:list>
      <text:p text:style-name="P28"/>
      <text:p text:style-name="P20">Post-condizioni :</text:p>
      <text:list xml:id="list167912863" text:style-name="L9">
        <text:list-item>
          <text:p text:style-name="P78"><text:span text:style-name="T126">se </text:span><text:span text:style-name="T144">turno</text:span><text:span text:style-name="T126"> non è specificato</text:span></text:p>
          <text:list>
            <text:list-item>
              <text:p text:style-name="P58"><text:span text:style-name="T127">[se </text:span><text:span text:style-name="T20">compito</text:span><text:span text:style-name="T127"> </text:span><text:span text:style-name="T64">è svolto in</text:span><text:span text:style-name="T149"> un TurnoDiCucina </text:span><text:span text:style-name="T44">turno</text:span><text:span text:style-name="T127">] <text:s/>la relazione </text:span><text:span text:style-name="T64">è svolto in</text:span><text:span text:style-name="T65"> </text:span><text:span text:style-name="T127">tra </text:span><text:span text:style-name="T17">compito</text:span><text:span text:style-name="T127"> e </text:span><text:span text:style-name="T44">turno </text:span><text:span text:style-name="T127">è eliminata</text:span></text:p>
            </text:list-item>
          </text:list>
        </text:list-item>
        <text:list-item>
          <text:p text:style-name="P82"><text:span text:style-name="T127">se </text:span><text:span text:style-name="T140">turno</text:span><text:span text:style-name="T128"> è specificato</text:span><text:span text:style-name="T131">, </text:span><text:span text:style-name="T128"><text:s/></text:span><text:span text:style-name="T140">turno</text:span><text:span text:style-name="T130">.stato temporale != passato</text:span><text:span text:style-name="T128">,</text:span><text:span text:style-name="T131"> <text:s/></text:span><text:span text:style-name="T141">turno</text:span><text:span text:style-name="T133">.completo = no<text:line-break/></text:span><text:span text:style-name="T135">e</text:span><text:span text:style-name="T130"> </text:span><text:span text:style-name="T131">[</text:span><text:span text:style-name="T133"> </text:span><text:span text:style-name="T135">non</text:span><text:span text:style-name="T131"> </text:span><text:span text:style-name="T129">esiste un </text:span><text:span text:style-name="T104">Cuoco </text:span><text:span text:style-name="T122">cuoco</text:span><text:span text:style-name="T104"> tale che </text:span><text:span text:style-name="T122">cuoco </text:span><text:span text:style-name="T115">lavora a </text:span><text:span text:style-name="T118">compito</text:span><text:span text:style-name="T105"> </text:span><text:span text:style-name="T110">oppure</text:span><text:span text:style-name="T105"> </text:span><text:span text:style-name="T123">cuoco </text:span><text:span text:style-name="T115">è disponibile in </text:span><text:span text:style-name="T118">turno</text:span><text:span text:style-name="T105">]</text:span></text:p>
          <text:list>
            <text:list-item>
              <text:p text:style-name="P59"><text:soft-page-break/><text:span text:style-name="T143">[se </text:span><text:span text:style-name="T1">compito</text:span><text:span text:style-name="T143"> </text:span><text:span text:style-name="T64">è svolto in</text:span><text:span text:style-name="T149"> un TurnoDiCucina </text:span><text:span text:style-name="T44">turno</text:span><text:span text:style-name="T143">] <text:s/>la relazione </text:span><text:span text:style-name="T64">è svolto in</text:span><text:span text:style-name="T61"> </text:span><text:span text:style-name="T143">tra </text:span><text:span text:style-name="T17">compito</text:span><text:span text:style-name="T143"> e </text:span><text:span text:style-name="T44">turno </text:span><text:span text:style-name="T143">è eliminata</text:span></text:p>
            </text:list-item>
            <text:list-item>
              <text:p text:style-name="P79"><text:span text:style-name="T143">compito</text:span><text:span text:style-name="T126"> </text:span><text:span text:style-name="T137">è svolto in</text:span><text:span text:style-name="T132"> </text:span><text:span text:style-name="T145">turno</text:span></text:p>
            </text:list-item>
          </text:list>
        </text:list-item>
      </text:list>
      <text:p text:style-name="P27"/>
      <text:p text:style-name="P27"/>
      <text:p text:style-name="P27"/>
      <text:p text:style-name="P9"><text:span text:style-name="T95">5c</text:span>.<text:span text:style-name="T66">1</text:span> <text:span text:style-name="T66">modificaStimaTempo</text:span>(<text:span text:style-name="T11">foglio</text:span><text:span text:style-name="T31"> : FoglioRiepilogativo, </text:span><text:span text:style-name="T10">compito</text:span><text:span text:style-name="T30"> : Compito, </text:span><text:span text:style-name="T18">stimaTempo</text:span><text:span text:style-name="T37"> : minuti</text:span><text:span text:style-name="T21">)</text:span></text:p>
      <text:p text:style-name="P15"/>
      <text:p text:style-name="P21">Pre-condizioni :</text:p>
      <text:list xml:id="list150053104984354" text:continue-list="list150052180854186" text:style-name="L1">
        <text:list-item>
          <text:p text:style-name="P53">sono state <text:span text:style-name="T99">aperte</text:span> una o più istanze di FoglioRiepilogativo comprendenti <text:span text:style-name="T1">foglio</text:span> </text:p>
        </text:list-item>
        <text:list-item>
          <text:p text:style-name="P36"><text:span text:style-name="T117">foglio</text:span><text:span text:style-name="T103"> </text:span><text:span text:style-name="T114">elenca</text:span><text:span text:style-name="T103"> </text:span><text:span text:style-name="T117">compito</text:span></text:p>
        </text:list-item>
      </text:list>
      <text:p text:style-name="P29"/>
      <text:p text:style-name="P21">Post-condizioni :</text:p>
      <text:list xml:id="list1396457651" text:style-name="L10">
        <text:list-item>
          <text:p text:style-name="P60"><text:span text:style-name="T1">compito</text:span>.stima tempo = <text:span text:style-name="T1">stimaTempo</text:span></text:p>
        </text:list-item>
      </text:list>
      <text:p text:style-name="P30"/>
      <text:p text:style-name="P30"/>
      <text:p text:style-name="P30"/>
      <text:p text:style-name="P9"><text:span text:style-name="T95">5d</text:span>.<text:span text:style-name="T66">1</text:span> <text:span text:style-name="T66">modificaQuantità</text:span>(<text:span text:style-name="T11">foglio</text:span><text:span text:style-name="T31"> : FoglioRiepilogativo, </text:span><text:span text:style-name="T10">compito</text:span><text:span text:style-name="T30"> : Compito, </text:span><text:span text:style-name="T19">quantità</text:span><text:span text:style-name="T38"> : testo</text:span><text:span text:style-name="T21">)</text:span></text:p>
      <text:p text:style-name="P15"/>
      <text:p text:style-name="P21">Pre-condizioni :</text:p>
      <text:list xml:id="list284128435" text:style-name="L11">
        <text:list-item>
          <text:p text:style-name="P83"><text:span text:style-name="T106">sono state </text:span><text:span text:style-name="T107">aperte</text:span><text:span text:style-name="T106"> una o più istanze di FoglioRiepilogativo comprendenti </text:span><text:span text:style-name="T119">foglio</text:span><text:span text:style-name="T106"> </text:span></text:p>
        </text:list-item>
      </text:list>
      <text:list xml:id="list150053746924674" text:continue-list="list150053104984354" text:style-name="L1">
        <text:list-item>
          <text:p text:style-name="P36"><text:span text:style-name="T117">foglio</text:span><text:span text:style-name="T103"> </text:span><text:span text:style-name="T114">elenca</text:span><text:span text:style-name="T103"> </text:span><text:span text:style-name="T117">compito</text:span></text:p>
        </text:list-item>
      </text:list>
      <text:p text:style-name="P29"/>
      <text:p text:style-name="P21">Post-condizioni :</text:p>
      <text:list xml:id="list656660899" text:style-name="L12">
        <text:list-item>
          <text:p text:style-name="P61"><text:span text:style-name="T1">compito</text:span>.quantità = <text:span text:style-name="T1">quantità</text:span></text:p>
        </text:list-item>
      </text:list>
      <text:p text:style-name="P33"/>
      <text:p text:style-name="P33"/>
      <text:p text:style-name="P33"/>
      <text:p text:style-name="P5"><text:span text:style-name="T95">5e</text:span>.<text:span text:style-name="T66">1</text:span> <text:span text:style-name="T66">segnaCompitoPreparato</text:span>(<text:span text:style-name="T13">foglio</text:span><text:span text:style-name="T33"> : FoglioRiepilogativo,</text:span><text:span text:style-name="T21"> </text:span><text:span text:style-name="T3">compito</text:span><text:span text:style-name="T24"> : Compito</text:span><text:span text:style-name="T21">)</text:span></text:p>
      <text:p text:style-name="P12"/>
      <text:p text:style-name="P18">Pre-condizioni : </text:p>
      <text:list xml:id="list150052445382017" text:continue-list="list284128435" text:style-name="L11">
        <text:list-item>
          <text:p text:style-name="P84"><text:span text:style-name="T106">sono state </text:span><text:span text:style-name="T107">aperte</text:span><text:span text:style-name="T106"> una o più istanze di FoglioRiepilogativo comprendenti </text:span><text:span text:style-name="T119">foglio</text:span><text:span text:style-name="T106"> </text:span></text:p>
        </text:list-item>
      </text:list>
      <text:list xml:id="list2036528356" text:style-name="L13">
        <text:list-item>
          <text:p text:style-name="P71"><text:span text:style-name="T84">foglio</text:span><text:span text:style-name="T93"> </text:span><text:span text:style-name="T77">elenca</text:span><text:span text:style-name="T93"> </text:span><text:span text:style-name="T84">compito</text:span></text:p>
        </text:list-item>
      </text:list>
      <text:p text:style-name="P22">Post-condizioni : <text:span text:style-name="T91"><text:s/></text:span><text:span text:style-name="T94">se </text:span><text:span text:style-name="T92">nessun Cuoco </text:span><text:span text:style-name="T76">lavora a </text:span><text:span text:style-name="T83">compito</text:span><text:span text:style-name="T92"> e </text:span><text:span text:style-name="T83">compito</text:span><text:span text:style-name="T92"> </text:span><text:span text:style-name="T76">non è svolto in</text:span><text:span text:style-name="T92"> alcun TurnoDiCucina</text:span></text:p>
      <text:list xml:id="list2124248866" text:style-name="L14">
        <text:list-item>
          <text:p text:style-name="P40">compito<text:span text:style-name="T21">.</text:span><text:span text:style-name="T39">preparato</text:span><text:span text:style-name="T21"> = </text:span><text:span text:style-name="T39">sì</text:span></text:p>
        </text:list-item>
      </text:list>
      <text:p text:style-name="P32"/>
      <text:p text:style-name="P32"/>
      <text:p text:style-name="P32"/>
      <text:p text:style-name="P5"><text:span text:style-name="T95">5f</text:span>.<text:span text:style-name="T66">1</text:span> <text:span text:style-name="T66">segnaTurnoDiCucinaCompleto</text:span>(<text:span text:style-name="T3">turno</text:span><text:span text:style-name="T24"> : TurnoDiCucina, </text:span><text:span text:style-name="T3">completo</text:span><text:span text:style-name="T24"> : sì/no</text:span><text:span text:style-name="T21">)</text:span></text:p>
      <text:p text:style-name="P12"/>
      <text:p text:style-name="P18">Pre-condizioni : --</text:p>
      <text:p text:style-name="P18">Post-condizioni : </text:p>
      <text:list xml:id="list1873739345" text:style-name="L15">
        <text:list-item>
          <text:p text:style-name="P41">turno<text:span text:style-name="T21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08T14:44:15.352000000</dc:date>
    <meta:editing-duration>P1DT2H31M44S</meta:editing-duration>
    <meta:editing-cycles>21</meta:editing-cycles>
    <meta:document-statistic meta:table-count="0" meta:image-count="0" meta:object-count="0" meta:page-count="4" meta:paragraph-count="102" meta:word-count="873" meta:character-count="5489" meta:non-whitespace-character-count="4745"/>
  </office:meta>
</office:document-meta>
</file>